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Pictures/10000000000009B100000D7D219FCA71.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zxx" fo:country="none" style:language-asian="zxx" style:country-asian="none"/>
    </style:style>
    <style:style style:name="P2" style:family="paragraph" style:parent-style-name="Standard">
      <style:text-properties fo:color="#808080" style:font-name="Arial" fo:font-size="14pt" fo:font-weight="bold" style:font-size-asian="14pt" style:font-weight-asian="bold" style:font-name-complex="Arial" style:font-size-complex="14pt"/>
    </style:style>
    <style:style style:name="P3" style:family="paragraph" style:parent-style-name="Standard">
      <style:text-properties fo:language="zxx" fo:country="none" style:language-asian="zxx" style:country-asian="none"/>
    </style:style>
    <style:style style:name="P4" style:family="paragraph" style:parent-style-name="Standard">
      <style:paragraph-properties>
        <style:tab-stops>
          <style:tab-stop style:position="3.845cm"/>
        </style:tab-stops>
      </style:paragraph-properties>
    </style:style>
    <style:style style:name="P5" style:family="paragraph" style:parent-style-name="Standard">
      <style:paragraph-properties fo:text-align="justify" style:justify-single-word="false"/>
      <style:text-properties style:font-name="Arial" fo:font-size="10pt" fo:font-style="italic" style:font-size-asian="10pt" style:font-style-asian="italic" style:font-name-complex="Arial" style:font-size-complex="10pt"/>
    </style:style>
    <style:style style:name="P6" style:family="paragraph" style:parent-style-name="Standard">
      <style:text-properties style:font-name="Arial" fo:font-size="11pt" fo:font-weight="bold" style:font-size-asian="11pt" style:font-weight-asian="bold" style:font-name-complex="Arial" style:font-size-complex="11pt"/>
    </style:style>
    <style:style style:name="P7" style:family="paragraph" style:parent-style-name="Standard">
      <style:paragraph-properties fo:text-align="justify" style:justify-single-word="false"/>
      <style:text-properties fo:font-style="italic" style:font-style-asian="italic"/>
    </style:style>
    <style:style style:name="P8" style:family="paragraph" style:parent-style-name="Standard" style:master-page-name="Standard">
      <style:paragraph-properties style:page-number="auto">
        <style:tab-stops>
          <style:tab-stop style:position="5.909cm"/>
        </style:tab-stops>
      </style:paragraph-properties>
    </style:style>
    <style:style style:name="T1" style:family="text">
      <style:text-properties style:font-name="Arial" fo:font-size="14pt" fo:font-weight="bold" style:font-size-asian="14pt" style:font-weight-asian="bold" style:font-name-complex="Arial" style:font-size-complex="14pt"/>
    </style:style>
    <style:style style:name="T2" style:family="text">
      <style:text-properties style:font-name="Arial" style:font-name-complex="Arial"/>
    </style:style>
    <style:style style:name="T3" style:family="text">
      <style:text-properties style:font-name="Arial" fo:font-size="10pt" style:font-size-asian="10pt" style:font-name-complex="Arial" style:font-size-complex="10pt"/>
    </style:style>
    <style:style style:name="T4" style:family="text">
      <style:text-properties style:font-name="Arial" fo:font-size="12pt" fo:font-weight="normal" style:font-size-asian="12pt" style:font-weight-asian="normal" style:font-name-complex="Arial" style:font-size-complex="12pt" style:font-weight-complex="normal"/>
    </style:style>
    <style:style style:name="T5" style:family="text">
      <style:text-properties fo:color="#808080" style:font-name="Arial" fo:font-size="13pt" fo:font-weight="bold" style:font-size-asian="13pt" style:font-weight-asian="bold" style:font-name-complex="Arial" style:font-size-complex="13pt"/>
    </style:style>
    <style:style style:name="T6" style:family="text">
      <style:text-properties fo:color="#808080" style:font-name="Arial" fo:font-size="14pt" fo:font-weight="bold" style:font-size-asian="14pt" style:font-weight-asian="bold" style:font-name-complex="Arial" style:font-size-complex="14pt"/>
    </style:style>
    <style:style style:name="T7" style:family="text">
      <style:text-properties fo:color="#000000" style:font-name="Arial" fo:font-size="12pt" fo:font-weight="normal" style:font-size-asian="12pt" style:font-weight-asian="normal" style:font-name-complex="Arial" style:font-size-complex="12pt" style:font-weight-complex="normal"/>
    </style:style>
    <style:style style:name="T8" style:family="text">
      <style:text-properties fo:color="#000000" style:font-name="Arial" fo:font-size="14pt" fo:font-weight="normal" style:font-size-asian="14pt" style:font-weight-asian="normal" style:font-name-complex="Arial" style:font-size-complex="14pt" style:font-weight-complex="normal"/>
    </style:style>
    <style:style style:name="T9" style:family="text">
      <style:text-properties fo:color="#000000" style:font-name="Arial" fo:font-size="10pt" fo:font-weight="normal" style:font-size-asian="10pt" style:font-weight-asian="normal" style:font-name-complex="Arial" style:font-size-complex="10pt" style:font-weight-complex="normal"/>
    </style:style>
    <style:style style:name="fr1"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fo:padding-left="0.28cm" fo:padding-right="0.28cm" fo:padding-top="0.153cm" fo:padding-bottom="0.153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ge-content" style:horizontal-pos="center" style:horizontal-rel="page-content" fo:padding="0.026cm" fo:border="none"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ab/></text:p>
      <text:p text:style-name="P3"><draw:frame draw:style-name="fr1" draw:name="Marco1" text:anchor-type="char" svg:x="-1.905cm" svg:y="0.148cm" svg:width="19.05cm" svg:height="4.128cm" draw:z-index="1"><draw:text-box><text:p text:style-name="Standard"><text:span text:style-name="T5">Titulo:</text:span><text:span text:style-name="T1"> </text:span><text:span text:style-name="T4">XRemoteBot: Un servicio para programar robots en forma remota.</text:span></text:p><text:p text:style-name="Standard"><text:span text:style-name="T5">Autores:</text:span><text:span text:style-name="T6"> </text:span><text:span text:style-name="T7">Fernando Esteban Mariano López</text:span></text:p><text:p text:style-name="Standard"><text:span text:style-name="T5">Directoras:</text:span><text:span text:style-name="T6"> </text:span><text:span text:style-name="T7">Claudia Banchoff y Claudia Queiruga</text:span></text:p><text:p text:style-name="Standard"><text:span text:style-name="T5">Codirector:</text:span><text:span text:style-name="T9"> </text:span><text:span text:style-name="T7">--</text:span></text:p><text:p text:style-name="Standard"><text:span text:style-name="T5">Asesor profesional:</text:span><text:span text:style-name="T6"> </text:span><text:span text:style-name="T7">--</text:span></text:p><text:p text:style-name="Standard"><text:span text:style-name="T5">Carrera:</text:span><text:span text:style-name="T6"> </text:span><text:span text:style-name="T2">Licenciatura en Informática</text:span></text:p><text:p text:style-name="P2"/></draw:text-box></draw:frame></text:p>
      <text:p text:style-name="Standard"/>
      <text:p text:style-name="Standard"/>
      <text:p text:style-name="Standard"/>
      <text:p text:style-name="Standard"/>
      <text:p text:style-name="Standard"/>
      <text:p text:style-name="P4"><draw:frame draw:style-name="fr1" draw:name="Marco2" text:anchor-type="char" svg:x="-2.223cm" svg:y="2.625cm" svg:width="19.05cm" svg:height="5.398cm" draw:z-index="2"><draw:text-box><text:p text:style-name="P7"><text:span text:style-name="T3">La presente Tesina de Grado tiene como objetivo la implementación de un sistema que permita programar robots didácticos de forma remota, de manera que los mismos puedan ser utilizados como estímulos en la enseñanza de programación. Este sistema está basado en la experiencia y en los dispositivos utilizados en el proyecto </text:span><text:span text:style-name="T3">“Programando con robots y software libre”, con la intención de ofrecer una herramienta que extienda la llegada del proyecto a los hogares de los alumnos o bien a instituciones que no pueden adquirir los robots. Para esto como parte de esta tesina se desarrolló XRemoteBot, un servidor y un conjunto de clientes, que permiten controlar y visualizar robots que se encuentren en una ubicación remota. XRemoteBot también puede ser utilizado en una red local para permitir la programación de los robots en distintos lenguajes o para controlar varios robots con un solo dispositivo de comunicaciones.</text:span></text:p></draw:text-box></draw:frame><draw:frame draw:style-name="fr1" draw:name="Marco3" text:anchor-type="char" svg:x="-2.223cm" svg:y="9.292cm" svg:width="9.208cm" svg:height="4.445cm" draw:z-index="3"><draw:text-box><text:p text:style-name="P5">Robots.</text:p><text:p text:style-name="P5">Python.</text:p><text:p text:style-name="P5">Ruby.</text:p><text:p text:style-name="P5">Javascript.</text:p><text:p text:style-name="P5">Enseñanza de programación.</text:p><text:p text:style-name="P5">Sistema cliente servidor.</text:p><text:p text:style-name="P5">WebSockets.</text:p></draw:text-box></draw:frame><draw:frame draw:style-name="fr1" draw:name="Marco4" text:anchor-type="char" svg:x="7.62cm" svg:y="9.292cm" svg:width="9.208cm" svg:height="4.445cm" draw:z-index="4"><draw:text-box><text:p text:style-name="P5">Se determinó que las mejores opciones para el desarrollo de XRemoteBot fueron el uso de WebSockets como protocolo de comunicaciones y JSON como mecanismo de serialización para la información intercambiada entre los clientes y el servidor. Resultó conveniente el uso del framework web Tornado para el desarrollo del servidor por su soporte de WebSockets sin la necesidad de bibliotecas adicionales. En el cliente de XRemoteBot para Javascript el uso de la API Promise de ECMAScript 6 permitió implementar un mecanismo de abstracción adecuado.</text:p></draw:text-box></draw:frame><draw:frame draw:style-name="fr1" draw:name="Marco5" text:anchor-type="char" svg:x="7.62cm" svg:y="14.372cm" svg:width="9.208cm" svg:height="4.445cm" draw:z-index="6"><draw:text-box><text:p text:style-name="P5">Crear clientes para XRemoteBot en otros lenguajes de programación.</text:p><text:p text:style-name="P5">Crear un cliente para programación visual usando Blockly.</text:p><text:p text:style-name="P5">Estudiar la posibilidad de integrar XRemoteBot con sistemas de gestión de contenidos educativos.</text:p></draw:text-box></draw:frame><draw:frame draw:style-name="fr1" draw:name="Marco6" text:anchor-type="char" svg:x="-2.223cm" svg:y="14.372cm" svg:width="9.208cm" svg:height="4.445cm" draw:z-index="5"><draw:text-box><text:p text:style-name="P5">Se investigaron distintos servicios y APIs relacionadas con el control de robots de forma remota. Se desarrollaron un servidor para que permite controlar y visualizar robots de forma remota y tres clientes para este servidor en Javascript, Python y Ruby. Se diseñó un protocolo para este sistema cliente-servidor. Se estudió el impacto del uso de distintos mecanismos de serialización para el protocolo desarrollado.</text:p><text:p text:style-name="P5"/></draw:text-box></draw:frame><draw:frame draw:style-name="fr1" draw:name="Marco7" text:anchor-type="char" svg:x="13.018cm" svg:y="20.087cm" svg:width="4.445cm" svg:height="0.635cm" draw:z-index="7"><draw:text-box><text:p text:style-name="P6">Abril 2015</text:p></draw:text-box></draw:frame><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AR"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Frame_20_contents" style:display-name="Frame contents" style:family="paragraph" style:parent-style-name="Text_20_body" style:class="extra"/>
    <style:style style:name="Fuente_20_de_20_párrafo_20_predeter." style:display-name="Fuente de párrafo predeter."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zxx" fo:country="none" style:language-asian="zxx" style:country-asian="none"/>
    </style:style>
    <style:style style:name="Mfr1" style:family="graphic" style:parent-style-name="Graphics">
      <style:graphic-properties fo:margin-left="0.319cm" fo:margin-right="0.319cm" style:run-through="background" style:wrap="run-through" style:number-wrapped-paragraphs="no-limit" style:vertical-pos="from-top" style:vertical-rel="page-content" style:horizontal-pos="center" style:horizontal-rel="page-content"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2.501cm" fo:margin-left="3cm" fo:margin-right="3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3.75cm" fo:margin-left="0cm" fo:margin-right="0cm" fo:margin-bottom="3.651cm" style:dynamic-spacing="true"/>
      </style:header-style>
      <style:footer-style/>
    </style:page-layout>
    <style:page-layout style:name="Mpm2">
      <style:page-layout-properties fo:page-width="20.999cm" fo:page-height="29.699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gráficos1" text:anchor-type="char" svg:y="-4.763cm" svg:width="21.006cm" svg:height="29.235cm" draw:z-index="0"><draw:image xlink:href="Pictures/10000000000009B100000D7D219FCA71.jpg" xlink:type="simple" xlink:show="embed" xlink:actuate="onLoad"/></draw:frame></text:p>
      </style:header>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iadna</meta:initial-creator>
    <meta:creation-date>2010-09-21T13:01:00</meta:creation-date>
    <dc:date>2015-04-27T09:30:16</dc:date>
    <meta:print-date>2010-09-22T11:00:00</meta:print-date>
    <meta:editing-cycles>11</meta:editing-cycles>
    <meta:editing-duration>PT17H28M50S</meta:editing-duration>
    <meta:generator>LibreOffice/3.5$Linux_x86 LibreOffice_project/350m1$Build-2</meta:generator>
    <meta:document-statistic meta:table-count="0" meta:image-count="1" meta:object-count="0" meta:page-count="1" meta:paragraph-count="22" meta:word-count="365" meta:character-count="2425" meta:non-whitespace-character-count="2078"/>
  </office:meta>
</office:document-meta>
</file>